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674cm"/>
        </style:tab-stops>
      </style:paragraph-properties>
      <style:text-properties fo:font-size="16pt" fo:language="fr" fo:country="FR" style:text-underline-style="none" fo:font-weight="normal" fo:background-color="transparent" style:font-size-asian="16pt" style:language-asian="zxx" style:country-asian="none" style:font-weight-asian="normal" style:font-size-complex="16pt" style:language-complex="zxx" style:country-complex="none" style:font-weight-complex="normal"/>
    </style:style>
    <style:style style:name="P2" style:family="paragraph" style:parent-style-name="Standard">
      <style:paragraph-properties>
        <style:tab-stops>
          <style:tab-stop style:position="9.472cm"/>
          <style:tab-stop style:position="13.07cm"/>
        </style:tab-stops>
      </style:paragraph-properties>
      <style:text-properties fo:font-size="16pt" fo:language="fr" fo:country="FR" style:text-underline-style="none" fo:font-weight="normal" fo:background-color="transparent" style:font-size-asian="16pt" style:language-asian="zxx" style:country-asian="none" style:font-weight-asian="normal" style:font-size-complex="16pt" style:language-complex="zxx" style:country-complex="none" style:font-weight-complex="normal"/>
    </style:style>
    <style:style style:name="P3" style:family="paragraph" style:parent-style-name="Standard">
      <style:paragraph-properties>
        <style:tab-stops>
          <style:tab-stop style:position="9.472cm"/>
          <style:tab-stop style:position="13.07cm"/>
        </style:tab-stops>
      </style:paragraph-properties>
      <style:text-properties fo:font-size="16pt" fo:language="fr" fo:country="FR" style:font-size-asian="16pt" style:language-asian="zxx" style:country-asian="none" style:font-size-complex="16pt" style:language-complex="zxx" style:country-complex="none"/>
    </style:style>
    <style:style style:name="P4" style:family="paragraph" style:parent-style-name="Standard">
      <style:paragraph-properties>
        <style:tab-stops>
          <style:tab-stop style:position="0.674cm"/>
        </style:tab-stops>
      </style:paragraph-properties>
      <style:text-properties fo:font-size="16pt" fo:language="fr" fo:country="FR" style:font-size-asian="16pt" style:language-asian="zxx" style:country-asian="none" style:font-size-complex="16pt" style:language-complex="zxx" style:country-complex="none"/>
    </style:style>
    <style:style style:name="P5" style:family="paragraph" style:parent-style-name="Standard">
      <style:paragraph-properties>
        <style:tab-stops>
          <style:tab-stop style:position="0.674cm"/>
        </style:tab-stops>
      </style:paragraph-properties>
      <style:text-properties fo:font-size="16pt" fo:language="fr" fo:country="FR" style:text-underline-style="solid" style:text-underline-width="auto" style:text-underline-color="font-color" fo:font-weight="normal" fo:background-color="transparent" style:font-size-asian="16pt" style:language-asian="zxx" style:country-asian="none" style:font-weight-asian="normal" style:font-size-complex="16pt" style:language-complex="zxx" style:country-complex="none" style:font-weight-complex="normal"/>
    </style:style>
    <style:style style:name="P6" style:family="paragraph" style:parent-style-name="Standard">
      <style:paragraph-properties>
        <style:tab-stops>
          <style:tab-stop style:position="0.674cm"/>
        </style:tab-stops>
      </style:paragraph-properties>
      <style:text-properties fo:font-size="16pt" fo:language="fr" fo:country="FR" fo:font-style="normal" style:text-underline-style="solid" style:text-underline-width="auto" style:text-underline-color="font-color" fo:font-weight="normal" fo:background-color="transparent"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P7" style:family="paragraph" style:parent-style-name="Standard">
      <style:paragraph-properties>
        <style:tab-stops>
          <style:tab-stop style:position="9.472cm"/>
          <style:tab-stop style:position="13.07cm"/>
        </style:tab-stops>
      </style:paragraph-properties>
      <style:text-properties style:text-line-through-style="none" fo:font-size="16pt" fo:language="fr" fo:country="FR" style:text-underline-style="none" style:font-size-asian="16pt" style:language-asian="zxx" style:country-asian="none" style:font-size-complex="16pt" style:language-complex="zxx" style:country-complex="none"/>
    </style:style>
    <style:style style:name="P8" style:family="paragraph" style:parent-style-name="Standard">
      <style:paragraph-properties>
        <style:tab-stops>
          <style:tab-stop style:position="9.472cm"/>
          <style:tab-stop style:position="13.07cm"/>
        </style:tab-stops>
      </style:paragraph-properties>
      <style:text-properties style:text-line-through-style="none" fo:font-size="16pt" fo:language="fr" fo:country="FR" style:text-underline-style="none" fo:font-weight="normal" fo:background-color="transparent" style:font-size-asian="16pt" style:language-asian="zxx" style:country-asian="none" style:font-weight-asian="normal" style:font-size-complex="16pt" style:language-complex="zxx" style:country-complex="none"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fo:background-color="transparent" style:font-weight-asian="normal" style:font-weight-complex="normal"/>
    </style:style>
    <style:style style:name="T3" style:family="text">
      <style:text-properties fo:font-weight="normal" fo:background-color="transparen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handelle du monstre est un objet à usage journalier qui permet d'invoquer Quaramon l'ogre mage, dont la particularité est de gagner en puissance chaque fois qu'il dévore une pierre ionique (qu'il prend dans l'inventaire de son invocateur, cette dernière disparaissant définitivement).</text:p>
      <text:p text:style-name="P1"/>
      <text:p text:style-name="P5">Caractéristiques générales de Quaramon avant toute montée en puissance :</text:p>
      <text:p text:style-name="P1">Classe d'armure : 4</text:p>
      <text:p text:style-name="P1">TAC0 : 15</text:p>
      <text:p text:style-name="P1">Points de vie : 42</text:p>
      <text:p text:style-name="P1">Arme : Katana +1</text:p>
      <text:p text:style-name="P1">Capacités spéciales : Kaï une fois par jour, Régénération de 1 pv/round</text:p>
      <text:p text:style-name="P1">Sorts connus (Mémorisation : 1 de chaque) :</text:p>
      <text:p text:style-name="P1"><text:tab/>- Charme personne</text:p>
      <text:p text:style-name="P4"><text:tab/>- Sommeil</text:p>
      <text:p text:style-name="P4"><text:tab/>- Invisibilité</text:p>
      <text:p text:style-name="P4"><text:tab/>- Horreur</text:p>
      <text:p text:style-name="P1"><text:tab/>- Boule de feu</text:p>
      <text:p text:style-name="P1">Niveau de lanceur de sort : 5</text:p>
      <text:p text:style-name="P1"/>
      <text:p text:style-name="P1"/>
      <text:p text:style-name="P5">Par la suite :</text:p>
      <text:p text:style-name="P1">Points de vie : +3 par pierre ionique dévorée</text:p>
      <text:p text:style-name="P1">Sorts mémorisés : +1 par pierre dévorée (dans l'ordre, en commençant par ceux du plus petit niveau)</text:p>
      <text:p text:style-name="P1">TAC0 : +1 pour 2 pierre ioniques dévorées</text:p>
      <text:p text:style-name="P1">Niveau de lanceur de sort : +1 pour 2 pierre ioniques dévorées (exemple : niveau 11 de lanceur à 12 pierre dévorées, niveau 15 de lanceur de sort à 20 pierres dévorées)</text:p>
      <text:p text:style-name="P1">Jets de sauvegarde : tous +1 pour 3 pierre ioniques dévorées</text:p>
      <text:p text:style-name="P1">Kaï : + 1 utilisation pour 10 pierres dévorées</text:p>
      <text:p text:style-name="P1">Sorts connus : +1 pour 3 pierre ioniques dévorées :</text:p>
      <text:p text:style-name="P1"><text:tab/>3 pierres : Lenteur</text:p>
      <text:p text:style-name="P1"><text:tab/>6 pierres : Grande malédiction</text:p>
      <text:p text:style-name="P1"><text:tab/>9 pierres : Bouclier de feu : rouge</text:p>
      <text:p text:style-name="P1"><text:tab/>12 pierres : Cône de froid</text:p>
      <text:p text:style-name="P1"><text:tab/>15 pierres : Chaos</text:p>
      <text:p text:style-name="P1"><text:tab/>18 pierres : Chaîne d'éclairs</text:p>
      <text:p text:style-name="P1"><text:tab/>21 pierres : Hâte améliorée</text:p>
      <text:p text:style-name="P1"><text:tab/>24 pierres : Doigt de mort</text:p>
      <text:p text:style-name="P1"/>
      <text:p text:style-name="P1"/>
      <text:p text:style-name="P6">Les pierres ioniques prises en compte par mon module :</text:p>
      <text:p text:style-name="P3">Pierre ionique vert pâle</text:p>
      <text:p text:style-name="P3">Pierre ionique blanc perle</text:p>
      <text:p text:style-name="P3">Pierre ionique rose cendrée</text:p>
      <text:p text:style-name="P3">Pierre de l'âme de malla</text:p>
      <text:p text:style-name="P3">Pierre ionique dorée</text:p>
      <text:p text:style-name="P3">Pierre ionique lavande </text:p>
      <text:p text:style-name="P3">Pierre ionique bronze</text:p>
      <text:p text:style-name="P3"><text:soft-page-break/>Pierre ionique d'obsidienne</text:p>
      <text:p text:style-name="P3">Pierre ionique argentée</text:p>
      <text:p text:style-name="P2">Pierre ionique de Wong Fei</text:p>
      <text:p text:style-name="P8">Pierre ionique runique<text:tab/>(Incluse dans L'interplan)</text:p>
      <text:p text:style-name="P3">Fragment d'éclaircissement<text:tab/>(Mod Rogue Rebalancing)</text:p>
      <text:p text:style-name="P3">Pierre ionique rouge foncée <text:tab/>(Mod Rogue Rebalancing)</text:p>
      <text:p text:style-name="P3">Saphir aux trois âmes <text:tab/>(Mod Rogue Rebalancing)</text:p>
      <text:p text:style-name="P3">Pierre de chance de Venduris<text:tab/>(Mod Rogue Rebalancing)</text:p>
      <text:p text:style-name="P3">Pierre ionique rouge<text:tab/>(Mod Mystigan)</text:p>
      <text:p text:style-name="P3">Pierre ionique de la nuit de velours<text:tab/>(Mod Bord Sud)</text:p>
      <text:p text:style-name="P3">Pierre ionique ambre<text:tab/>(Mod Le Salon des vases)</text:p>
      <text:p text:style-name="P3">Pierre ionique "Cœur du sanctuaire"<text:tab/>(Mod Je N'oublierais jamais)</text:p>
      <text:p text:style-name="P3">Pierre ionique Arc en ciel<text:tab/>(Mod La Reine blanche)</text:p>
      <text:p text:style-name="P3">Vent<text:tab/>(Mod Retour à Brynnlaw)</text:p>
      <text:p text:style-name="P8">Pierre ionique bronze (deuxième)<text:tab/>(Mod Tower of Destruction)</text:p>
      <text:p text:style-name="P3">Pierre jaune d’Ioun<text:tab/>(Mod Kiara - Zaiya)</text:p>
      <text:p text:style-name="P3">Pierre violet foncé<text:tab/>(Mod The G3 Anniversary Mod)</text:p>
      <text:p text:style-name="P3">Pierre blanc vacillant<text:tab/>(Mod The G3 Anniversary Mod)</text:p>
      <text:p text:style-name="P7"/>
      <text:p text:style-name="P7">Soit 25 pierres si vous installez tous ces mods.</text:p>
      <text:p text:style-name="P7">Je ne compte pas la Pierre du chaos du mod Ruad ItemUpgrade puisqu'elle consomme la Pierre lavande.</text:p>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4H46M52S</meta:editing-duration>
    <meta:editing-cycles>95</meta:editing-cycles>
    <meta:generator>OpenOffice/4.1.7$Win32 OpenOffice.org_project/417m1$Build-9800</meta:generator>
    <dc:date>2023-01-22T20:17:43.10</dc:date>
    <meta:document-statistic meta:table-count="0" meta:image-count="0" meta:object-count="0" meta:page-count="2" meta:paragraph-count="58" meta:word-count="434" meta:character-count="2535"/>
    <dc:creator>Julien Nio</dc:creator>
    <meta:user-defined meta:name="Info 1"/>
    <meta:user-defined meta:name="Info 2"/>
    <meta:user-defined meta:name="Info 3"/>
    <meta:user-defined meta:name="Info 4"/>
  </office:meta>
</office:document-meta>
</file>